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aee2a" officeooo:paragraph-rsid="000aee2a"/>
    </style:style>
    <style:style style:name="P2" style:family="paragraph" style:parent-style-name="Standard">
      <style:text-properties officeooo:rsid="000b557b" officeooo:paragraph-rsid="000b557b"/>
    </style:style>
    <style:style style:name="P3" style:family="paragraph" style:parent-style-name="Standard">
      <style:text-properties officeooo:rsid="000b557b" officeooo:paragraph-rsid="000b557b"/>
    </style:style>
    <style:style style:name="P4" style:family="paragraph" style:parent-style-name="Standard">
      <style:text-properties officeooo:rsid="00158afd" officeooo:paragraph-rsid="00158afd"/>
    </style:style>
    <style:style style:name="P5" style:family="paragraph" style:parent-style-name="Standard">
      <style:text-properties officeooo:rsid="00165b54" officeooo:paragraph-rsid="00165b54"/>
    </style:style>
    <style:style style:name="T1" style:family="text">
      <style:text-properties officeooo:rsid="00150c17"/>
    </style:style>
    <style:style style:name="T2" style:family="text">
      <style:text-properties officeooo:rsid="00165b5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Somos los desarrolladores de ciudad jardin encargados de hacer realidad la aplicación de Oñati</text:p>
      <text:p text:style-name="P1"/>
      <text:p text:style-name="P2">Como empieza el desarrollo?</text:p>
      <text:p text:style-name="P2"/>
      <text:p text:style-name="P2">La fase mas importante del desarrollo es la fase de analisis en la que se habla con el cliente sobre que desea exactamente y se genera una documentación lo mas fiel posible, cuanto mas detallado esté todo mas comodo sera el proceso de desarrollo. De esta parte se han encargado nuestros compañeros de la UPV, que tan buen trabajo han hecho con lo que nos han pasado.</text:p>
      <text:p text:style-name="P2"/>
      <text:p text:style-name="P2">Primer desafio al que nos hemos enfrentado ha sido diseñar una aplicación en la que hubiese lugar para todas las ideas de los de la UPV, ideas que quizas hayan sido un poco ambiciosas de más (guiño guiño)</text:p>
      <text:p text:style-name="P2"/>
      <text:p text:style-name="P2">Tuvimos que buscar un equilibrio entre dichas ideas y los recursos y <text:span text:style-name="T1">la informacion</text:span> que teniamos <text:s/>para llevarlas a cabo. Por lo que estuvimos los primeros dias, solamente trabajando sobre la documentación para ver qué y cómo desarrollabamos todo. La mejor forma de hacer es mediante un canal abierto y receptivo con los de la UPV…</text:p>
      <text:p text:style-name="P2"/>
      <text:p text:style-name="P4">Y llego el momento de tomar decisiones, los primeros dias, solo con papel y <text:s/>boli pintando y pensando como ibamos a empezar a hacerlo todo. La primera decisión fue priorizar la funcionalidad sobre los estilos, algo que nos permitiese ver el progreso, todo lo que habia de fondo, aunque fuese feo.</text:p>
      <text:p text:style-name="P4"/>
      <text:p text:style-name="P4">Cuando ya teniamos una idea mas o menos clara (idea que cambió mucho sobre la marcha) construimos un entorno en el que pudiesemos trabajar los 3, sincronizados y sin perder informacion, con una pautas basicas y sin repetir mucho trabajo ni esfuerzo</text:p>
      <text:p text:style-name="P4"/>
      <text:p text:style-name="P4">Ya lo teniamos todo preparado para empezar a trabajar, ¿pero qué tareas iban para cada uno? Como nuestro objetivo era común y teniamos una meta bastante clara, empezamos repartiendo tareas en función de las fortalezas de <text:span text:style-name="T2">cada uno y aceptando nuevos desafios, nosotros somos los primeros que hemos aprendido mucho con la aplicación. </text:span></text:p>
      <text:p text:style-name="P4"/>
      <text:p text:style-name="P5">Teniamos el proyecto lo suficientemente integrado entre los 3 como para saber que pasaba y lo suficientemente alejado como para poder aportar ideas nuevas desde fuera.</text:p>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2T11:00:43.470323477</meta:creation-date>
    <meta:generator>LibreOffice/6.0.7.3$Linux_X86_64 LibreOffice_project/00m0$Build-3</meta:generator>
    <dc:date>2019-12-04T12:07:36.140658153</dc:date>
    <meta:editing-duration>PT2H53M15S</meta:editing-duration>
    <meta:editing-cycles>5</meta:editing-cycles>
    <meta:document-statistic meta:table-count="0" meta:image-count="0" meta:object-count="0" meta:page-count="1" meta:paragraph-count="9" meta:word-count="351" meta:character-count="2064" meta:non-whitespace-character-count="1719"/>
  </office:meta>
</office:document-meta>
</file>